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cm"/>
    </style:style>
    <style:style style:name="co2" style:family="table-column">
      <style:table-column-properties fo:break-before="auto" style:column-width="0.838cm"/>
    </style:style>
    <style:style style:name="co3" style:family="table-column">
      <style:table-column-properties fo:break-before="auto" style:column-width="11.44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2.808cm"/>
    </style:style>
    <style:style style:name="co8" style:family="table-column">
      <style:table-column-properties fo:break-before="auto" style:column-width="16.066cm"/>
    </style:style>
    <style:style style:name="co9" style:family="table-column">
      <style:table-column-properties fo:break-before="auto" style:column-width="2.1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Excel_20_Built-in_20_Normal_20_1">
      <style:table-cell-properties fo:background-color="#000000"/>
    </style:style>
    <style:style style:name="ce2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" style:family="table-cell" style:parent-style-name="Excel_20_Built-in_20_Normal_20_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" style:family="table-cell" style:parent-style-name="Excel_20_Built-in_20_Normal_20_1">
      <style:table-cell-properties fo:border-bottom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" style:family="table-cell" style:parent-style-name="Excel_20_Built-in_20_Normal_20_1">
      <style:table-cell-properties fo:border-bottom="none" fo:background-color="#000000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iedrig&quot;" style:apply-style-name="NiedrigPrio" style:base-cell-address="Tabelle1.E1"/>
      <style:map style:condition="cell-content()=&quot;Mittel&quot;" style:apply-style-name="MittelPrio" style:base-cell-address="Tabelle1.E1"/>
      <style:map style:condition="cell-content()=&quot;Hoch&quot;" style:apply-style-name="HochPrio" style:base-cell-address="Tabelle1.E1"/>
    </style:style>
    <style:style style:name="ce10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iedrig&quot;" style:apply-style-name="NiedrigPrio" style:base-cell-address="Tabelle1.E1"/>
      <style:map style:condition="cell-content()=&quot;Mittel&quot;" style:apply-style-name="MittelPrio" style:base-cell-address="Tabelle1.E1"/>
      <style:map style:condition="cell-content()=&quot;Hoch&quot;" style:apply-style-name="HochPrio" style:base-cell-address="Tabelle1.E1"/>
    </style:style>
    <style:style style:name="ce11" style:family="table-cell" style:parent-style-name="Excel_20_Built-in_20_Normal_20_1" style:data-style-name="N108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iedrig&quot;" style:apply-style-name="NiedrigPrio" style:base-cell-address="Tabelle1.E1"/>
      <style:map style:condition="cell-content()=&quot;Mittel&quot;" style:apply-style-name="MittelPrio" style:base-cell-address="Tabelle1.E1"/>
      <style:map style:condition="cell-content()=&quot;Hoch&quot;" style:apply-style-name="HochPrio" style:base-cell-address="Tabelle1.E1"/>
    </style:style>
    <style:style style:name="ce12" style:family="table-cell" style:parent-style-name="Excel_20_Built-in_20_Normal_20_1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iedrig&quot;" style:apply-style-name="NiedrigPrio" style:base-cell-address="Tabelle1.E1"/>
      <style:map style:condition="cell-content()=&quot;Mittel&quot;" style:apply-style-name="MittelPrio" style:base-cell-address="Tabelle1.E1"/>
      <style:map style:condition="cell-content()=&quot;Hoch&quot;" style:apply-style-name="HochPrio" style:base-cell-address="Tabelle1.E1"/>
    </style:style>
    <style:style style:name="ce13" style:family="table-cell" style:parent-style-name="Excel_20_Built-in_20_Normal_20_1" style:data-style-name="N108">
      <style:table-cell-properties fo:border-bottom="0.035cm solid #000000" fo:background-color="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iedrig&quot;" style:apply-style-name="NiedrigPrio" style:base-cell-address="Tabelle1.E1"/>
      <style:map style:condition="cell-content()=&quot;Mittel&quot;" style:apply-style-name="MittelPrio" style:base-cell-address="Tabelle1.E1"/>
      <style:map style:condition="cell-content()=&quot;Hoch&quot;" style:apply-style-name="HochPrio" style:base-cell-address="Tabelle1.E1"/>
    </style:style>
    <style:style style:name="ce14" style:family="table-cell" style:parent-style-name="Excel_20_Built-in_20_Normal_20_1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Niedrig&quot;" style:apply-style-name="NiedrigPrio" style:base-cell-address="Tabelle1.E1"/>
      <style:map style:condition="cell-content()=&quot;Mittel&quot;" style:apply-style-name="MittelPrio" style:base-cell-address="Tabelle1.E1"/>
      <style:map style:condition="cell-content()=&quot;Hoch&quot;" style:apply-style-name="HochPrio" style:base-cell-address="Tabelle1.E1"/>
    </style:style>
    <style:style style:name="ce15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ug&quot;" style:apply-style-name="Bug" style:base-cell-address="Tabelle1.F1"/>
      <style:map style:condition="cell-content()=&quot;Aufgabe&quot;" style:apply-style-name="Aufgabe" style:base-cell-address="Tabelle1.F1"/>
      <style:map style:condition="cell-content()=&quot;Feature&quot;" style:apply-style-name="Feature2" style:base-cell-address="Tabelle1.F1"/>
    </style:style>
    <style:style style:name="ce16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ug&quot;" style:apply-style-name="Bug" style:base-cell-address="Tabelle1.F1"/>
      <style:map style:condition="cell-content()=&quot;Aufgabe&quot;" style:apply-style-name="Aufgabe" style:base-cell-address="Tabelle1.F1"/>
      <style:map style:condition="cell-content()=&quot;Feature&quot;" style:apply-style-name="Feature2" style:base-cell-address="Tabelle1.F1"/>
    </style:style>
    <style:style style:name="ce17" style:family="table-cell" style:parent-style-name="Excel_20_Built-in_20_Normal_20_1" style:data-style-name="N108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ug&quot;" style:apply-style-name="Bug" style:base-cell-address="Tabelle1.F1"/>
      <style:map style:condition="cell-content()=&quot;Aufgabe&quot;" style:apply-style-name="Aufgabe" style:base-cell-address="Tabelle1.F1"/>
      <style:map style:condition="cell-content()=&quot;Feature&quot;" style:apply-style-name="Feature2" style:base-cell-address="Tabelle1.F1"/>
    </style:style>
    <style:style style:name="ce18" style:family="table-cell" style:parent-style-name="Excel_20_Built-in_20_Normal_20_1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ug&quot;" style:apply-style-name="Bug" style:base-cell-address="Tabelle1.F1"/>
      <style:map style:condition="cell-content()=&quot;Aufgabe&quot;" style:apply-style-name="Aufgabe" style:base-cell-address="Tabelle1.F1"/>
      <style:map style:condition="cell-content()=&quot;Feature&quot;" style:apply-style-name="Feature2" style:base-cell-address="Tabelle1.F1"/>
    </style:style>
    <style:style style:name="ce19" style:family="table-cell" style:parent-style-name="Excel_20_Built-in_20_Normal_20_1" style:data-style-name="N108">
      <style:table-cell-properties fo:border-bottom="0.035cm solid #000000" fo:background-color="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ug&quot;" style:apply-style-name="Bug" style:base-cell-address="Tabelle1.F1"/>
      <style:map style:condition="cell-content()=&quot;Aufgabe&quot;" style:apply-style-name="Aufgabe" style:base-cell-address="Tabelle1.F1"/>
      <style:map style:condition="cell-content()=&quot;Feature&quot;" style:apply-style-name="Feature2" style:base-cell-address="Tabelle1.F1"/>
    </style:style>
    <style:style style:name="ce20" style:family="table-cell" style:parent-style-name="Excel_20_Built-in_20_Normal_20_1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ug&quot;" style:apply-style-name="Bug" style:base-cell-address="Tabelle1.F1"/>
      <style:map style:condition="cell-content()=&quot;Aufgabe&quot;" style:apply-style-name="Aufgabe" style:base-cell-address="Tabelle1.F1"/>
      <style:map style:condition="cell-content()=&quot;Feature&quot;" style:apply-style-name="Feature2" style:base-cell-address="Tabelle1.F1"/>
    </style:style>
    <style:style style:name="ce21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Kevin&quot;" style:apply-style-name="ConditionalStyle_5f_18" style:base-cell-address="Tabelle1.A1"/>
      <style:map style:condition="cell-content()=&quot;Nicht Zugewiesen&quot;" style:apply-style-name="ConditionalStyle_5f_16" style:base-cell-address="Tabelle1.A1"/>
      <style:map style:condition="cell-content()=&quot;Nicht Zugewiesen&quot;" style:apply-style-name="ConditionalStyle_5f_15" style:base-cell-address="Tabelle1.A1"/>
      <style:map style:condition="cell-content()=&quot;Nicht Zugewiesen&quot;" style:apply-style-name="ConditionalStyle_5f_14" style:base-cell-address="Tabelle1.A1"/>
      <style:map style:condition="cell-content()=&quot;Shino&quot;" style:apply-style-name="ConditionalStyle_5f_2" style:base-cell-address="Tabelle1.A1"/>
    </style:style>
    <style:style style:name="ce22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map style:condition="cell-content()=&quot;Kevin&quot;" style:apply-style-name="ConditionalStyle_5f_18" style:base-cell-address="Tabelle1.A1"/>
      <style:map style:condition="cell-content()=&quot;Nicht Zugewiesen&quot;" style:apply-style-name="ConditionalStyle_5f_16" style:base-cell-address="Tabelle1.A1"/>
      <style:map style:condition="cell-content()=&quot;Nicht Zugewiesen&quot;" style:apply-style-name="ConditionalStyle_5f_15" style:base-cell-address="Tabelle1.A1"/>
      <style:map style:condition="cell-content()=&quot;Nicht Zugewiesen&quot;" style:apply-style-name="ConditionalStyle_5f_14" style:base-cell-address="Tabelle1.A1"/>
      <style:map style:condition="cell-content()=&quot;Shino&quot;" style:apply-style-name="ConditionalStyle_5f_2" style:base-cell-address="Tabelle1.A1"/>
    </style:style>
    <style:style style:name="ce23" style:family="table-cell" style:parent-style-name="Excel_20_Built-in_20_Normal_20_1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cell-content()=&quot;Kevin&quot;" style:apply-style-name="ConditionalStyle_5f_18" style:base-cell-address="Tabelle1.A1"/>
      <style:map style:condition="cell-content()=&quot;Nicht Zugewiesen&quot;" style:apply-style-name="ConditionalStyle_5f_16" style:base-cell-address="Tabelle1.A1"/>
      <style:map style:condition="cell-content()=&quot;Nicht Zugewiesen&quot;" style:apply-style-name="ConditionalStyle_5f_15" style:base-cell-address="Tabelle1.A1"/>
      <style:map style:condition="cell-content()=&quot;Nicht Zugewiesen&quot;" style:apply-style-name="ConditionalStyle_5f_14" style:base-cell-address="Tabelle1.A1"/>
      <style:map style:condition="cell-content()=&quot;Shino&quot;" style:apply-style-name="ConditionalStyle_5f_2" style:base-cell-address="Tabelle1.A1"/>
    </style:style>
    <style:style style:name="ce24" style:family="table-cell" style:parent-style-name="Excel_20_Built-in_20_Normal_20_1">
      <style:table-cell-properties fo:border-bottom="0.035cm solid #000000" fo:background-color="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cell-content()=&quot;Kevin&quot;" style:apply-style-name="ConditionalStyle_5f_18" style:base-cell-address="Tabelle1.A1"/>
      <style:map style:condition="cell-content()=&quot;Nicht Zugewiesen&quot;" style:apply-style-name="ConditionalStyle_5f_16" style:base-cell-address="Tabelle1.A1"/>
      <style:map style:condition="cell-content()=&quot;Nicht Zugewiesen&quot;" style:apply-style-name="ConditionalStyle_5f_15" style:base-cell-address="Tabelle1.A1"/>
      <style:map style:condition="cell-content()=&quot;Nicht Zugewiesen&quot;" style:apply-style-name="ConditionalStyle_5f_14" style:base-cell-address="Tabelle1.A1"/>
      <style:map style:condition="cell-content()=&quot;Shino&quot;" style:apply-style-name="ConditionalStyle_5f_2" style:base-cell-address="Tabelle1.A1"/>
    </style:style>
    <style:style style:name="ce25" style:family="table-cell" style:parent-style-name="Excel_20_Built-in_20_Normal_20_1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map style:condition="cell-content()=&quot;Kevin&quot;" style:apply-style-name="ConditionalStyle_5f_18" style:base-cell-address="Tabelle1.A1"/>
      <style:map style:condition="cell-content()=&quot;Nicht Zugewiesen&quot;" style:apply-style-name="ConditionalStyle_5f_16" style:base-cell-address="Tabelle1.A1"/>
      <style:map style:condition="cell-content()=&quot;Nicht Zugewiesen&quot;" style:apply-style-name="ConditionalStyle_5f_15" style:base-cell-address="Tabelle1.A1"/>
      <style:map style:condition="cell-content()=&quot;Nicht Zugewiesen&quot;" style:apply-style-name="ConditionalStyle_5f_14" style:base-cell-address="Tabelle1.A1"/>
      <style:map style:condition="cell-content()=&quot;Shino&quot;" style:apply-style-name="ConditionalStyle_5f_2" style:base-cell-address="Tabelle1.A1"/>
    </style:style>
    <style:style style:name="ce26" style:family="table-cell" style:parent-style-name="Excel_20_Built-in_20_Normal_20_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_20_1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_20_1">
      <style:table-cell-properties fo:border-bottom="0.035cm solid #000000" fo:background-color="#00b0f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Abgebrochen&quot;" style:apply-style-name="ConditionalStyle_5f_25" style:base-cell-address="Tabelle1.A1"/>
      <style:map style:condition="cell-content()=&quot;Aufgeschoben&quot;" style:apply-style-name="ConditionalStyle_5f_24" style:base-cell-address="Tabelle1.A1"/>
      <style:map style:condition="cell-content()=&quot;Fertig&quot;" style:apply-style-name="ConditionalStyle_5f_23" style:base-cell-address="Tabelle1.A1"/>
      <style:map style:condition="cell-content()=&quot;Fertig&quot;" style:apply-style-name="ConditionalStyle_5f_22" style:base-cell-address="Tabelle1.A1"/>
      <style:map style:condition="cell-content()=&quot;Fertig&quot;" style:apply-style-name="ConditionalStyle_5f_21" style:base-cell-address="Tabelle1.A1"/>
      <style:map style:condition="cell-content()=&quot;In Arbeit&quot;" style:apply-style-name="ConditionalStyle_5f_20" style:base-cell-address="Tabelle1.A1"/>
      <style:map style:condition="cell-content()=&quot;In Arbeit&quot;" style:apply-style-name="ConditionalStyle_5f_19" style:base-cell-address="Tabelle1.A1"/>
      <style:map style:condition="cell-content()=&quot;Offen&quot;" style:apply-style-name="ConditionalStyle_5f_13" style:base-cell-address="Tabelle1.A1"/>
      <style:map style:condition="cell-content()=&quot;Offen&quot;" style:apply-style-name="ConditionalStyle_5f_12" style:base-cell-address="Tabelle1.A1"/>
      <style:map style:condition="cell-content()=&quot;Offen&quot;" style:apply-style-name="ConditionalStyle_5f_11" style:base-cell-address="Tabelle1.A1"/>
      <style:map style:condition="cell-content()=&quot;Offen&quot;" style:apply-style-name="ConditionalStyle_5f_10" style:base-cell-address="Tabelle1.A1"/>
      <style:map style:condition="cell-content()=&quot;Offen&quot;" style:apply-style-name="ConditionalStyle_5f_9" style:base-cell-address="Tabelle1.A1"/>
      <style:map style:condition="cell-content()=&quot;Offen&quot;" style:apply-style-name="ConditionalStyle_5f_8" style:base-cell-address="Tabelle1.A1"/>
    </style:style>
    <style:style style:name="ce29" style:family="table-cell" style:parent-style-name="Excel_20_Built-in_20_Normal_20_1">
      <style:table-cell-properties fo:border-bottom="0.035cm solid #000000" fo:background-color="#a6a6a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Abgebrochen&quot;" style:apply-style-name="ConditionalStyle_5f_25" style:base-cell-address="Tabelle1.A1"/>
      <style:map style:condition="cell-content()=&quot;Aufgeschoben&quot;" style:apply-style-name="ConditionalStyle_5f_24" style:base-cell-address="Tabelle1.A1"/>
      <style:map style:condition="cell-content()=&quot;Fertig&quot;" style:apply-style-name="ConditionalStyle_5f_23" style:base-cell-address="Tabelle1.A1"/>
      <style:map style:condition="cell-content()=&quot;Fertig&quot;" style:apply-style-name="ConditionalStyle_5f_22" style:base-cell-address="Tabelle1.A1"/>
      <style:map style:condition="cell-content()=&quot;Fertig&quot;" style:apply-style-name="ConditionalStyle_5f_21" style:base-cell-address="Tabelle1.A1"/>
      <style:map style:condition="cell-content()=&quot;In Arbeit&quot;" style:apply-style-name="ConditionalStyle_5f_20" style:base-cell-address="Tabelle1.A1"/>
      <style:map style:condition="cell-content()=&quot;In Arbeit&quot;" style:apply-style-name="ConditionalStyle_5f_19" style:base-cell-address="Tabelle1.A1"/>
      <style:map style:condition="cell-content()=&quot;Offen&quot;" style:apply-style-name="ConditionalStyle_5f_13" style:base-cell-address="Tabelle1.A1"/>
      <style:map style:condition="cell-content()=&quot;Offen&quot;" style:apply-style-name="ConditionalStyle_5f_12" style:base-cell-address="Tabelle1.A1"/>
      <style:map style:condition="cell-content()=&quot;Offen&quot;" style:apply-style-name="ConditionalStyle_5f_11" style:base-cell-address="Tabelle1.A1"/>
      <style:map style:condition="cell-content()=&quot;Offen&quot;" style:apply-style-name="ConditionalStyle_5f_10" style:base-cell-address="Tabelle1.A1"/>
      <style:map style:condition="cell-content()=&quot;Offen&quot;" style:apply-style-name="ConditionalStyle_5f_9" style:base-cell-address="Tabelle1.A1"/>
      <style:map style:condition="cell-content()=&quot;Offen&quot;" style:apply-style-name="ConditionalStyle_5f_8" style:base-cell-address="Tabelle1.A1"/>
    </style:style>
    <style:style style:name="ce30" style:family="table-cell" style:parent-style-name="Excel_20_Built-in_20_Normal_20_1">
      <style:table-cell-properties fo:border-bottom="0.035cm solid #000000" fo:background-color="#92d05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Abgebrochen&quot;" style:apply-style-name="ConditionalStyle_5f_25" style:base-cell-address="Tabelle1.A1"/>
      <style:map style:condition="cell-content()=&quot;Aufgeschoben&quot;" style:apply-style-name="ConditionalStyle_5f_24" style:base-cell-address="Tabelle1.A1"/>
      <style:map style:condition="cell-content()=&quot;Fertig&quot;" style:apply-style-name="ConditionalStyle_5f_23" style:base-cell-address="Tabelle1.A1"/>
      <style:map style:condition="cell-content()=&quot;Fertig&quot;" style:apply-style-name="ConditionalStyle_5f_22" style:base-cell-address="Tabelle1.A1"/>
      <style:map style:condition="cell-content()=&quot;Fertig&quot;" style:apply-style-name="ConditionalStyle_5f_21" style:base-cell-address="Tabelle1.A1"/>
      <style:map style:condition="cell-content()=&quot;In Arbeit&quot;" style:apply-style-name="ConditionalStyle_5f_20" style:base-cell-address="Tabelle1.A1"/>
      <style:map style:condition="cell-content()=&quot;In Arbeit&quot;" style:apply-style-name="ConditionalStyle_5f_19" style:base-cell-address="Tabelle1.A1"/>
      <style:map style:condition="cell-content()=&quot;Offen&quot;" style:apply-style-name="ConditionalStyle_5f_13" style:base-cell-address="Tabelle1.A1"/>
      <style:map style:condition="cell-content()=&quot;Offen&quot;" style:apply-style-name="ConditionalStyle_5f_12" style:base-cell-address="Tabelle1.A1"/>
      <style:map style:condition="cell-content()=&quot;Offen&quot;" style:apply-style-name="ConditionalStyle_5f_11" style:base-cell-address="Tabelle1.A1"/>
      <style:map style:condition="cell-content()=&quot;Offen&quot;" style:apply-style-name="ConditionalStyle_5f_10" style:base-cell-address="Tabelle1.A1"/>
      <style:map style:condition="cell-content()=&quot;Offen&quot;" style:apply-style-name="ConditionalStyle_5f_9" style:base-cell-address="Tabelle1.A1"/>
      <style:map style:condition="cell-content()=&quot;Offen&quot;" style:apply-style-name="ConditionalStyle_5f_8" style:base-cell-address="Tabelle1.A1"/>
    </style:style>
    <style:style style:name="ce31" style:family="table-cell" style:parent-style-name="Excel_20_Built-in_20_Normal_20_1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Abgebrochen&quot;" style:apply-style-name="ConditionalStyle_5f_25" style:base-cell-address="Tabelle1.A1"/>
      <style:map style:condition="cell-content()=&quot;Aufgeschoben&quot;" style:apply-style-name="ConditionalStyle_5f_24" style:base-cell-address="Tabelle1.A1"/>
      <style:map style:condition="cell-content()=&quot;Fertig&quot;" style:apply-style-name="ConditionalStyle_5f_23" style:base-cell-address="Tabelle1.A1"/>
      <style:map style:condition="cell-content()=&quot;Fertig&quot;" style:apply-style-name="ConditionalStyle_5f_22" style:base-cell-address="Tabelle1.A1"/>
      <style:map style:condition="cell-content()=&quot;Fertig&quot;" style:apply-style-name="ConditionalStyle_5f_21" style:base-cell-address="Tabelle1.A1"/>
      <style:map style:condition="cell-content()=&quot;In Arbeit&quot;" style:apply-style-name="ConditionalStyle_5f_20" style:base-cell-address="Tabelle1.A1"/>
      <style:map style:condition="cell-content()=&quot;In Arbeit&quot;" style:apply-style-name="ConditionalStyle_5f_19" style:base-cell-address="Tabelle1.A1"/>
      <style:map style:condition="cell-content()=&quot;Offen&quot;" style:apply-style-name="ConditionalStyle_5f_13" style:base-cell-address="Tabelle1.A1"/>
      <style:map style:condition="cell-content()=&quot;Offen&quot;" style:apply-style-name="ConditionalStyle_5f_12" style:base-cell-address="Tabelle1.A1"/>
      <style:map style:condition="cell-content()=&quot;Offen&quot;" style:apply-style-name="ConditionalStyle_5f_11" style:base-cell-address="Tabelle1.A1"/>
      <style:map style:condition="cell-content()=&quot;Offen&quot;" style:apply-style-name="ConditionalStyle_5f_10" style:base-cell-address="Tabelle1.A1"/>
      <style:map style:condition="cell-content()=&quot;Offen&quot;" style:apply-style-name="ConditionalStyle_5f_9" style:base-cell-address="Tabelle1.A1"/>
      <style:map style:condition="cell-content()=&quot;Offen&quot;" style:apply-style-name="ConditionalStyle_5f_8" style:base-cell-address="Tabelle1.A1"/>
    </style:style>
    <style:style style:name="ce32" style:family="table-cell" style:parent-style-name="Excel_20_Built-in_20_Normal_20_1">
      <style:table-cell-properties fo:border-bottom="0.035cm solid #000000" fo:background-color="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Abgebrochen&quot;" style:apply-style-name="ConditionalStyle_5f_25" style:base-cell-address="Tabelle1.A1"/>
      <style:map style:condition="cell-content()=&quot;Aufgeschoben&quot;" style:apply-style-name="ConditionalStyle_5f_24" style:base-cell-address="Tabelle1.A1"/>
      <style:map style:condition="cell-content()=&quot;Fertig&quot;" style:apply-style-name="ConditionalStyle_5f_23" style:base-cell-address="Tabelle1.A1"/>
      <style:map style:condition="cell-content()=&quot;Fertig&quot;" style:apply-style-name="ConditionalStyle_5f_22" style:base-cell-address="Tabelle1.A1"/>
      <style:map style:condition="cell-content()=&quot;Fertig&quot;" style:apply-style-name="ConditionalStyle_5f_21" style:base-cell-address="Tabelle1.A1"/>
      <style:map style:condition="cell-content()=&quot;In Arbeit&quot;" style:apply-style-name="ConditionalStyle_5f_20" style:base-cell-address="Tabelle1.A1"/>
      <style:map style:condition="cell-content()=&quot;In Arbeit&quot;" style:apply-style-name="ConditionalStyle_5f_19" style:base-cell-address="Tabelle1.A1"/>
      <style:map style:condition="cell-content()=&quot;Offen&quot;" style:apply-style-name="ConditionalStyle_5f_13" style:base-cell-address="Tabelle1.A1"/>
      <style:map style:condition="cell-content()=&quot;Offen&quot;" style:apply-style-name="ConditionalStyle_5f_12" style:base-cell-address="Tabelle1.A1"/>
      <style:map style:condition="cell-content()=&quot;Offen&quot;" style:apply-style-name="ConditionalStyle_5f_11" style:base-cell-address="Tabelle1.A1"/>
      <style:map style:condition="cell-content()=&quot;Offen&quot;" style:apply-style-name="ConditionalStyle_5f_10" style:base-cell-address="Tabelle1.A1"/>
      <style:map style:condition="cell-content()=&quot;Offen&quot;" style:apply-style-name="ConditionalStyle_5f_9" style:base-cell-address="Tabelle1.A1"/>
      <style:map style:condition="cell-content()=&quot;Offen&quot;" style:apply-style-name="ConditionalStyle_5f_8" style:base-cell-address="Tabelle1.A1"/>
    </style:style>
    <style:style style:name="ce33" style:family="table-cell" style:parent-style-name="Excel_20_Built-in_20_Normal_20_1">
      <style:table-cell-properties fo:border-bottom="0.035cm solid #000000" fo:background-color="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Abgebrochen&quot;" style:apply-style-name="ConditionalStyle_5f_25" style:base-cell-address="Tabelle1.A1"/>
      <style:map style:condition="cell-content()=&quot;Aufgeschoben&quot;" style:apply-style-name="ConditionalStyle_5f_24" style:base-cell-address="Tabelle1.A1"/>
      <style:map style:condition="cell-content()=&quot;Fertig&quot;" style:apply-style-name="ConditionalStyle_5f_23" style:base-cell-address="Tabelle1.A1"/>
      <style:map style:condition="cell-content()=&quot;Fertig&quot;" style:apply-style-name="ConditionalStyle_5f_22" style:base-cell-address="Tabelle1.A1"/>
      <style:map style:condition="cell-content()=&quot;Fertig&quot;" style:apply-style-name="ConditionalStyle_5f_21" style:base-cell-address="Tabelle1.A1"/>
      <style:map style:condition="cell-content()=&quot;In Arbeit&quot;" style:apply-style-name="ConditionalStyle_5f_20" style:base-cell-address="Tabelle1.A1"/>
      <style:map style:condition="cell-content()=&quot;In Arbeit&quot;" style:apply-style-name="ConditionalStyle_5f_19" style:base-cell-address="Tabelle1.A1"/>
      <style:map style:condition="cell-content()=&quot;Offen&quot;" style:apply-style-name="ConditionalStyle_5f_13" style:base-cell-address="Tabelle1.A1"/>
      <style:map style:condition="cell-content()=&quot;Offen&quot;" style:apply-style-name="ConditionalStyle_5f_12" style:base-cell-address="Tabelle1.A1"/>
      <style:map style:condition="cell-content()=&quot;Offen&quot;" style:apply-style-name="ConditionalStyle_5f_11" style:base-cell-address="Tabelle1.A1"/>
      <style:map style:condition="cell-content()=&quot;Offen&quot;" style:apply-style-name="ConditionalStyle_5f_10" style:base-cell-address="Tabelle1.A1"/>
      <style:map style:condition="cell-content()=&quot;Offen&quot;" style:apply-style-name="ConditionalStyle_5f_9" style:base-cell-address="Tabelle1.A1"/>
      <style:map style:condition="cell-content()=&quot;Offen&quot;" style:apply-style-name="ConditionalStyle_5f_8" style:base-cell-address="Tabelle1.A1"/>
    </style:style>
    <style:style style:name="ce34" style:family="table-cell" style:parent-style-name="Excel_20_Built-in_20_Normal_20_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Abgebrochen&quot;" style:apply-style-name="ConditionalStyle_5f_25" style:base-cell-address="Tabelle1.A1"/>
      <style:map style:condition="cell-content()=&quot;Aufgeschoben&quot;" style:apply-style-name="ConditionalStyle_5f_24" style:base-cell-address="Tabelle1.A1"/>
      <style:map style:condition="cell-content()=&quot;Fertig&quot;" style:apply-style-name="ConditionalStyle_5f_23" style:base-cell-address="Tabelle1.A1"/>
      <style:map style:condition="cell-content()=&quot;Fertig&quot;" style:apply-style-name="ConditionalStyle_5f_22" style:base-cell-address="Tabelle1.A1"/>
      <style:map style:condition="cell-content()=&quot;Fertig&quot;" style:apply-style-name="ConditionalStyle_5f_21" style:base-cell-address="Tabelle1.A1"/>
      <style:map style:condition="cell-content()=&quot;In Arbeit&quot;" style:apply-style-name="ConditionalStyle_5f_20" style:base-cell-address="Tabelle1.A1"/>
      <style:map style:condition="cell-content()=&quot;In Arbeit&quot;" style:apply-style-name="ConditionalStyle_5f_19" style:base-cell-address="Tabelle1.A1"/>
      <style:map style:condition="cell-content()=&quot;Offen&quot;" style:apply-style-name="ConditionalStyle_5f_13" style:base-cell-address="Tabelle1.A1"/>
      <style:map style:condition="cell-content()=&quot;Offen&quot;" style:apply-style-name="ConditionalStyle_5f_12" style:base-cell-address="Tabelle1.A1"/>
      <style:map style:condition="cell-content()=&quot;Offen&quot;" style:apply-style-name="ConditionalStyle_5f_11" style:base-cell-address="Tabelle1.A1"/>
      <style:map style:condition="cell-content()=&quot;Offen&quot;" style:apply-style-name="ConditionalStyle_5f_10" style:base-cell-address="Tabelle1.A1"/>
      <style:map style:condition="cell-content()=&quot;Offen&quot;" style:apply-style-name="ConditionalStyle_5f_9" style:base-cell-address="Tabelle1.A1"/>
      <style:map style:condition="cell-content()=&quot;Offen&quot;" style:apply-style-name="ConditionalStyle_5f_8" style:base-cell-address="Tabelle1.A1"/>
    </style:style>
    <style:style style:name="ce35" style:family="table-cell" style:parent-style-name="Excel_20_Built-in_20_Normal_20_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_20_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iedrig&quot;;&quot;Mittel&quot;;&quot;Hoch&quot;;&quot;&quot;)" table:allow-empty-cell="true" table:display-list="unsorted" table:base-cell-address="Tabelle1.E1"/>
        <table:content-validation table:name="val2" table:condition="of:cell-content-is-in-list(&quot;Bug&quot;;&quot;Aufgabe&quot;;&quot;Feature&quot;)" table:allow-empty-cell="true" table:display-list="unsorted" table:base-cell-address="Tabelle1.F1"/>
        <table:content-validation table:name="val3" table:condition="of:cell-content-is-in-list(&quot;Kevin&quot;;&quot;Shino&quot;;&quot;Nicht Zugewiesen&quot;)" table:allow-empty-cell="true" table:display-list="unsorted" table:base-cell-address="Tabelle1.E4">
          <table:help-message table:display="true"/>
          <table:error-message table:message-type="stop" table:display="true"/>
        </table:content-validation>
        <table:content-validation table:name="val4" table:condition="of:cell-content-is-in-list(&quot;In Arbeit&quot;;&quot;Fertig&quot;;&quot;Offen&quot;;&quot;Aufgeschoben&quot;;&quot;Abgebrochen&quot;)" table:allow-empty-cell="true" table:display-list="unsorted" table:base-cell-address="Tabelle1.G4">
          <table:help-message table:display="true"/>
          <table:error-message table:message-type="stop" table:display="true"/>
        </table:content-validation>
      </table:content-validation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ce2"/>
        <table:table-column table:style-name="co3" table:default-cell-style-name="Excel_20_Built-in_20_Normal_20_1"/>
        <table:table-column table:style-name="co4" table:default-cell-style-name="ce2"/>
        <table:table-column table:style-name="co5" table:default-cell-style-name="ce9"/>
        <table:table-column table:style-name="co6" table:default-cell-style-name="ce15"/>
        <table:table-column table:style-name="co5" table:default-cell-style-name="ce21"/>
        <table:table-column table:style-name="co7" table:default-cell-style-name="ce34"/>
        <table:table-column table:style-name="co8" table:default-cell-style-name="ce2"/>
        <table:table-column table:style-name="co9" table:number-columns-repeated="1012" table:default-cell-style-name="Excel_20_Built-in_20_Normal_20_1"/>
        <table:table-column table:style-name="co9" table:number-columns-repeated="3" table:default-cell-style-name="Default"/>
        <table:table-row table:style-name="ro1" table:number-rows-repeated="2">
          <table:table-cell table:number-columns-repeated="4"/>
          <table:table-cell table:content-validation-name="val1"/>
          <table:table-cell table:content-validation-name="val2"/>
          <table:table-cell/>
          <table:table-cell table:style-name="ce26"/>
          <table:table-cell table:number-columns-repeated="1016"/>
        </table:table-row>
        <table:table-row table:style-name="ro2">
          <table:table-cell/>
          <table:table-cell table:style-name="ce3" office:value-type="string">
            <text:p>Nr</text:p>
          </table:table-cell>
          <table:table-cell table:style-name="ce5" office:value-type="string">
            <text:p>Aufgabe</text:p>
          </table:table-cell>
          <table:table-cell table:style-name="ce6" office:value-type="string">
            <text:p>Benötigt(Nr)</text:p>
          </table:table-cell>
          <table:table-cell table:style-name="ce10" table:content-validation-name="val1" office:value-type="string">
            <text:p>Priorität</text:p>
          </table:table-cell>
          <table:table-cell table:style-name="ce16" table:content-validation-name="val2" office:value-type="string">
            <text:p>Bereich</text:p>
          </table:table-cell>
          <table:table-cell table:style-name="ce22" office:value-type="string">
            <text:p>Zuständigkeit</text:p>
          </table:table-cell>
          <table:table-cell table:style-name="ce27" office:value-type="string">
            <text:p>Zustand</text:p>
          </table:table-cell>
          <table:table-cell table:style-name="ce35" office:value-type="string">
            <text:p>Links zum Nachschauen / Notizen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Beastionary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Hoch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Shino</text:p>
          </table:table-cell>
          <table:table-cell table:style-name="ce28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Neue Gegner erstellen</text:p>
          </table:table-cell>
          <table:table-cell table:style-name="ce7" office:value-type="float" office:value="1">
            <text:p>1</text:p>
          </table:table-cell>
          <table:table-cell table:style-name="ce11" table:content-validation-name="val1" office:value-type="string">
            <text:p>Mittel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29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Hauptmenü ausbaue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Mittel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29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Liste für Waffen die man finden kan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Niedrig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29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Tagebuch Hinzufüge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Niedrig</text:p>
          </table:table-cell>
          <table:table-cell table:style-name="ce17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29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Liste für Items die man finden kan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Hoch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29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Events zu bestimmten Tagen einfügen</text:p>
          </table:table-cell>
          <table:table-cell table:style-name="ce7" office:value-type="float" office:value="21">
            <text:p>21</text:p>
          </table:table-cell>
          <table:table-cell table:style-name="ce11" table:content-validation-name="val1" office:value-type="string">
            <text:p>Niedrig</text:p>
          </table:table-cell>
          <table:table-cell table:style-name="ce17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29" table:content-validation-name="val4" office:value-type="string">
            <text:p>Offen</text:p>
          </table:table-cell>
          <table:table-cell office:value-type="string">
            <text:p>X-Mas, Developer, 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Shop erstellen und Implementiere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Hoch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0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Kampf Szenarien erstelle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Niedrig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29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Levelsystem erstellen und Implementiere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Hoch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0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Inventar erstellen und Implementiere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Hoch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0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Klassen für Begleiter hinzufügen</text:p>
          </table:table-cell>
          <table:table-cell table:style-name="ce7" office:value-type="float" office:value="13">
            <text:p>13</text:p>
          </table:table-cell>
          <table:table-cell table:style-name="ce11" table:content-validation-name="val1" office:value-type="string">
            <text:p>Niedrig</text:p>
          </table:table-cell>
          <table:table-cell table:style-name="ce17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office:value-type="string">
            <text:p>Heiler, Verstärker, Beschützer, Angreifer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Grobe Geschichte schreibe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Hoch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Random Loot erstellen und Implementieren</text:p>
          </table:table-cell>
          <table:table-cell table:style-name="ce7" office:value-type="string">
            <text:p>-</text:p>
          </table:table-cell>
          <table:table-cell table:style-name="ce11" table:content-validation-name="val1" office:value-type="string">
            <text:p>Mittel</text:p>
          </table:table-cell>
          <table:table-cell table:style-name="ce17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Health Grenze hinzufüg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Dungeon Aufteilen in 3 SchwierigkeitsStuf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Zeitbedingte Events einfüg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Dungeon Spielbar mach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Bug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Allgemeines Design für Auswahlfelder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Info erscheint im Menü wenn der Spieler kein Leben mehr hat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Eventliste mit allen verfübaren Events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Handlungsentscheidungen einbauen</text:p>
          </table:table-cell>
          <table:table-cell table:style-name="ce7" office:value-type="float" office:value="13">
            <text:p>13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Gut / Böse / Neutrale Entscheidungsmöglichkeiten einbauen</text:p>
          </table:table-cell>
          <table:table-cell table:style-name="ce7" office:value-type="float" office:value="13">
            <text:p>13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Shop bedingte Aufgab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Dungeon bedingte Aufgab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Spieler Werte bedingte Aufgab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Load und Save umändern mit Serializing and Deserializing JSO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style-name="ce36"/>
          <table:table-cell table:number-columns-repeated="1015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Inventar speichern fix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Bug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Inventar verknüpfung von Mainstory nach Inventarscript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Bug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Story geht mit Teil 3 weiter wenn Teil 2 fertig ist usw.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DemoGame bau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Vertraute hinzufüg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string">
            <text:p>Zwischenspeichern hinzufügen (mit bool arbeiten)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Wütermodus hinzufügen? (+200 Ang)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string">
            <text:p>Ang. Boost und co. Entfernen / Health auffüllbar durch schlafen?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Fertig</text:p>
          </table:table-cell>
          <table:table-cell office:value-type="string">
            <text:p>Schlafen möglich in der Taverne ( Menu muss umbenannt werden in Taverne)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string">
            <text:p>Bosse in der Story passen sich dem Level des Spielers a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string">
            <text:p>System.Windows.Extentions C# Modul installier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string">
            <text:p>Musik Dateinen in einem Konverter in .wav umwandel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Abgebroch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string">
            <text:p>Sounds einfügen (angriff blocken usw. / Menu, Stats usw.)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In Arbeit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NuGet Paket „NAudio“ installier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Skillbaum hinzufüg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string">
            <text:p>Moves per Levelaufstig Erlernbar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string">
            <text:p>Musik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In Arbeit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string">
            <text:p>Schwächenangriffe einbau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Easter Eggs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Sex Szenen ?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Zeitbedingte Events einfügen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float" office:value="48">
            <text:p>48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float" office:value="49">
            <text:p>49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float" office:value="51">
            <text:p>51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float" office:value="52">
            <text:p>52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float" office:value="53">
            <text:p>53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float" office:value="54">
            <text:p>54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float" office:value="55">
            <text:p>55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8"/>
          <table:table-cell table:style-name="ce13" table:content-validation-name="val1"/>
          <table:table-cell table:style-name="ce19" table:content-validation-name="val2"/>
          <table:table-cell table:style-name="ce24"/>
          <table:table-cell table:style-name="ce32"/>
          <table:table-cell table:style-name="ce4"/>
          <table:table-cell table:style-name="ce1" table:number-columns-repeated="3"/>
          <table:table-cell table:number-columns-repeated="1012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Shop bedingte Aufgab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4a</text:p>
          </table:table-cell>
          <table:table-cell office:value-type="string">
            <text:p>Größere Tränkeauswahl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4b</text:p>
          </table:table-cell>
          <table:table-cell office:value-type="string">
            <text:p>Verkauf von Lootchests</text:p>
          </table:table-cell>
          <table:table-cell table:style-name="ce7" office:value-type="string">
            <text:p>24e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4c</text:p>
          </table:table-cell>
          <table:table-cell office:value-type="string">
            <text:p>Event Items kauf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4d</text:p>
          </table:table-cell>
          <table:table-cell office:value-type="string">
            <text:p>Verkauf von Gefundenen Items</text:p>
          </table:table-cell>
          <table:table-cell table:style-name="ce7" office:value-type="string">
            <text:p>27, 24e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4e</text:p>
          </table:table-cell>
          <table:table-cell office:value-type="string">
            <text:p>Verkaufsshop einbauen</text:p>
          </table:table-cell>
          <table:table-cell table:style-name="ce7"/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office:value-type="string">
            <text:p>Bereit zum hinzufügen von Verkaufbaren Items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4f</text:p>
          </table:table-cell>
          <table:table-cell office:value-type="string">
            <text:p>Shop für Kleidung und Ausrüstung (Story relevant)</text:p>
          </table:table-cell>
          <table:table-cell table:style-name="ce7"/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24g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Dungeon bedingte Aufgab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5a</text:p>
          </table:table-cell>
          <table:table-cell office:value-type="string">
            <text:p>Liste für Dungeon Loot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5b</text:p>
          </table:table-cell>
          <table:table-cell office:value-type="string">
            <text:p>Dungeon Loot script erstellen und <text:s/>hinzufügen</text:p>
          </table:table-cell>
          <table:table-cell table:style-name="ce7" office:value-type="string">
            <text:p>25a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5c</text:p>
          </table:table-cell>
          <table:table-cell office:value-type="string">
            <text:p>Werte ändern der Schwerter je nachdem welches ausgerüstet ist</text:p>
          </table:table-cell>
          <table:table-cell table:style-name="ce7" office:value-type="float" office:value="27">
            <text:p>27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5d</text:p>
          </table:table-cell>
          <table:table-cell office:value-type="string">
            <text:p>Begleiterfähigkeiten zum Dungeon hinzufüg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5e</text:p>
          </table:table-cell>
          <table:table-cell office:value-type="string">
            <text:p>Lootboxen mit verschiedenen Seltenheitsstuf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25f</text:p>
          </table:table-cell>
          <table:table-cell office:value-type="string">
            <text:p>Loot neu berechnen weil neue Zahlungsmöglichkeiten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25g</text:p>
          </table:table-cell>
          <table:table-cell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Spielerstats bedingte Aufgabe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6a</text:p>
          </table:table-cell>
          <table:table-cell office:value-type="string">
            <text:p>Waffen wechsel</text:p>
          </table:table-cell>
          <table:table-cell table:style-name="ce7" office:value-type="float" office:value="27">
            <text:p>27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6b</text:p>
          </table:table-cell>
          <table:table-cell office:value-type="string">
            <text:p>Begleiterscript so ändern wie inventory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6c</text:p>
          </table:table-cell>
          <table:table-cell office:value-type="string">
            <text:p>Begleiter Namensänderung wird in der Liste aktualisiert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Bug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6d</text:p>
          </table:table-cell>
          <table:table-cell office:value-type="string">
            <text:p>Lootboxen Script erstellen und implementier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office:value-type="string">
            <text:p>Die verschiedenen Lootboxen arten einbauen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6e</text:p>
          </table:table-cell>
          <table:table-cell office:value-type="string">
            <text:p>Ausrüstungswechsel mit Werteveränderung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6f</text:p>
          </table:table-cell>
          <table:table-cell office:value-type="string">
            <text:p>Kampfwert Ermittlung neu Berechnung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Bug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6g</text:p>
          </table:table-cell>
          <table:table-cell office:value-type="string">
            <text:p>Mehr Münz- Zahlungsmittel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Niedrig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6h</text:p>
          </table:table-cell>
          <table:table-cell office:value-type="string">
            <text:p>Münz Tausch System</text:p>
          </table:table-cell>
          <table:table-cell table:style-name="ce7" office:value-type="float" office:value="86">
            <text:p>86</text:p>
          </table:table-cell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Featur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Fertig</text:p>
          </table:table-cell>
          <table:table-cell office:value-type="string">
            <text:p>1 Goldmünze = 10 Silbermünzen | 1 Silbermünze = 10 Kupfermünzen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6i</text:p>
          </table:table-cell>
          <table:table-cell office:value-type="string">
            <text:p>Überlegen wie stark soll die währung sein (wegen loot)</text:p>
          </table:table-cell>
          <table:table-cell table:style-name="ce7"/>
          <table:table-cell table:style-name="ce12" table:content-validation-name="val1" office:value-type="string">
            <text:p>Mittel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Offen</text:p>
          </table:table-cell>
          <table:table-cell office:value-type="string">
            <text:p>10 Gold viel oder 100 Gold oder 1000?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26j</text:p>
          </table:table-cell>
          <table:table-cell office:value-type="string">
            <text:p>Münzrechnung überarbeiten</text:p>
          </table:table-cell>
          <table:table-cell table:style-name="ce7"/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Nicht Zugewiesen</text:p>
          </table:table-cell>
          <table:table-cell table:style-name="ce31" table:content-validation-name="val4" office:value-type="string">
            <text:p>Offen</text:p>
          </table:table-cell>
          <table:table-cell office:value-type="string">
            <text:p>z.b mehr kupfer bezahlen für einen Tra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Skillbaum bedingte Aufgaben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41a</text:p>
          </table:table-cell>
          <table:table-cell office:value-type="string">
            <text:p>Skill Punktesystem hinzufügen (Punkte per Levelup erhältlich)</text:p>
          </table:table-cell>
          <table:table-cell table:style-name="ce7" office:value-type="string">
            <text:p>-</text:p>
          </table:table-cell>
          <table:table-cell table:style-name="ce12" table:content-validation-name="val1" office:value-type="string">
            <text:p>Hoch</text:p>
          </table:table-cell>
          <table:table-cell table:style-name="ce18" table:content-validation-name="val2" office:value-type="string">
            <text:p>Aufgabe</text:p>
          </table:table-cell>
          <table:table-cell table:style-name="ce23" table:content-validation-name="val3" office:value-type="string">
            <text:p>Kevin</text:p>
          </table:table-cell>
          <table:table-cell table:style-name="ce31" table:content-validation-name="val4" office:value-type="string">
            <text:p>Offen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a</text:p>
          </table:table-cell>
          <table:table-cell office:value-type="string">
            <text:p>Dungeon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b</text:p>
          </table:table-cell>
          <table:table-cell office:value-type="string">
            <text:p>Menü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c</text:p>
          </table:table-cell>
          <table:table-cell office:value-type="string">
            <text:p>Shop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d</text:p>
          </table:table-cell>
          <table:table-cell office:value-type="string">
            <text:p>Playerstats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e</text:p>
          </table:table-cell>
          <table:table-cell office:value-type="string">
            <text:p>story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f</text:p>
          </table:table-cell>
          <table:table-cell office:value-type="string">
            <text:p>boss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g</text:p>
          </table:table-cell>
          <table:table-cell office:value-type="string">
            <text:p>storyfight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3" table:content-validation-name="val3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h</text:p>
          </table:table-cell>
          <table:table-cell office:value-type="string">
            <text:p>beastiary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i</text:p>
          </table:table-cell>
          <table:table-cell office:value-type="string">
            <text:p>kampfmusik (bei angriff, verteidigung, usw.)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j</text:p>
          </table:table-cell>
          <table:table-cell office:value-type="string">
            <text:p>Char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/>
          <table:table-cell office:value-type="string">
            <text:p>43k</text:p>
          </table:table-cell>
          <table:table-cell office:value-type="string">
            <text:p>zusätzliche musik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office:value-type="string">
            <text:p>dark theme, epic theme, adventure theme,</text:p>
          </table:table-cell>
          <table:table-cell table:number-columns-repeated="1015"/>
        </table:table-row>
        <table:table-row table:style-name="ro1" table:number-rows-repeated="7">
          <table:table-cell table:number-columns-repeated="3"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8"/>
          <table:table-cell table:style-name="ce13" table:content-validation-name="val1"/>
          <table:table-cell table:style-name="ce19" table:content-validation-name="val2"/>
          <table:table-cell table:style-name="ce24"/>
          <table:table-cell table:style-name="ce33" table:content-validation-name="val4"/>
          <table:table-cell table:style-name="ce4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Wenn TextAdventure in Unity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Hintergründe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Waffen designs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Haupt Char Desings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Begleiter Designs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Bewohner Designs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Vertraute Designs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Animierte Szenen</text:p>
          </table:table-cell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 table:number-rows-repeated="46">
          <table:table-cell table:number-columns-repeated="3"/>
          <table:table-cell table:style-name="ce7"/>
          <table:table-cell table:style-name="ce12" table:content-validation-name="val1"/>
          <table:table-cell table:style-name="ce18" table:content-validation-name="val2"/>
          <table:table-cell table:style-name="ce25"/>
          <table:table-cell table:style-name="ce31" table:content-validation-name="val4"/>
          <table:table-cell table:number-columns-repeated="1016"/>
        </table:table-row>
        <table:table-row table:style-name="ro1" table:number-rows-repeated="61">
          <table:table-cell table:number-columns-repeated="4"/>
          <table:table-cell table:style-name="ce14" table:content-validation-name="val1"/>
          <table:table-cell table:style-name="ce20" table:content-validation-name="val2"/>
          <table:table-cell/>
          <table:table-cell table:content-validation-name="val4"/>
          <table:table-cell table:number-columns-repeated="1016"/>
        </table:table-row>
        <table:table-row table:style-name="ro1" table:number-rows-repeated="1048344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1016"/>
        </table:table-row>
        <table:table-row table:style-name="ro1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1016"/>
        </table:table-row>
      </table:table>
      <table:database-ranges>
        <table:database-range table:target-range-address="Tabelle1.E4:Tabelle1.E23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 style:data-style-name="N800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9c57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onditionalStyle_5f_25" style:display-name="ConditionalStyle_25" style:family="table-cell" style:parent-style-name="Default">
      <style:table-cell-properties fo:background-color="#ff0000"/>
    </style:style>
    <style:style style:name="ConditionalStyle_5f_24" style:display-name="ConditionalStyle_24" style:family="table-cell" style:parent-style-name="Default">
      <style:table-cell-properties fo:background-color="#ffff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70ad47"/>
    </style:style>
    <style:style style:name="ConditionalStyle_5f_21" style:display-name="ConditionalStyle_21" style:family="table-cell" style:parent-style-name="Default">
      <style:table-cell-properties fo:background-color="#92d050"/>
    </style:style>
    <style:style style:name="ConditionalStyle_5f_20" style:display-name="ConditionalStyle_20" style:family="table-cell" style:parent-style-name="Default">
      <style:table-cell-properties fo:background-color="#4472c4"/>
    </style:style>
    <style:style style:name="ConditionalStyle_5f_19" style:display-name="ConditionalStyle_19" style:family="table-cell" style:parent-style-name="Default">
      <style:table-cell-properties fo:background-color="#00b0f0"/>
    </style:style>
    <style:style style:name="ConditionalStyle_5f_18" style:display-name="ConditionalStyle_18" style:family="table-cell" style:parent-style-name="Default">
      <style:table-cell-properties fo:background-color="#92d05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ff0000"/>
    </style:style>
    <style:style style:name="ConditionalStyle_5f_15" style:display-name="ConditionalStyle_15" style:family="table-cell" style:parent-style-name="Default">
      <style:table-cell-properties fo:background-color="#a6a6a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a6a6a6"/>
    </style:style>
    <style:style style:name="ConditionalStyle_5f_11" style:display-name="ConditionalStyle_11" style:family="table-cell" style:parent-style-name="Default">
      <style:table-cell-properties fo:background-color="#ffc000"/>
    </style:style>
    <style:style style:name="ConditionalStyle_5f_10" style:display-name="ConditionalStyle_10" style:family="table-cell" style:parent-style-name="Default">
      <style:table-cell-properties fo:background-color="#ffffff"/>
    </style:style>
    <style:style style:name="ConditionalStyle_5f_9" style:display-name="ConditionalStyle_9" style:family="table-cell" style:parent-style-name="Default">
      <style:table-cell-properties fo:background-color="#2fd6fd"/>
    </style:style>
    <style:style style:name="ConditionalStyle_5f_8" style:display-name="ConditionalStyle_8" style:family="table-cell" style:parent-style-name="Default">
      <style:table-cell-properties fo:background-color="#808080"/>
    </style:style>
    <style:style style:name="ConditionalStyle_5f_7" style:display-name="ConditionalStyle_7" style:family="table-cell" style:parent-style-name="Default">
      <style:table-cell-properties fo:background-color="#00b0f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2" style:display-name="ConditionalStyle_2" style:family="table-cell" style:parent-style-name="Default">
      <style:table-cell-properties fo:background-color="#ffff00"/>
    </style:style>
    <style:style style:name="ConditionalStyle_5f_1_20_1" style:display-name="ConditionalStyle_1 1" style:family="table-cell" style:parent-style-name="Default">
      <style:table-cell-properties fo:background-color="#92d050"/>
    </style:style>
    <style:style style:name="Sehr_20_Niedrig" style:display-name="Sehr Niedrig" style:family="table-cell" style:parent-style-name="Default">
      <style:table-cell-properties fo:background-color="#666666"/>
    </style:style>
    <style:style style:name="Niedrig" style:family="table-cell" style:parent-style-name="Default">
      <style:table-cell-properties fo:background-color="#b2b2b2"/>
    </style:style>
    <style:style style:name="Mittel" style:family="table-cell" style:parent-style-name="Default">
      <style:table-cell-properties fo:background-color="#00ccff"/>
    </style:style>
    <style:style style:name="Hoch" style:family="table-cell" style:parent-style-name="Default">
      <style:table-cell-properties fo:background-color="#ff6600"/>
    </style:style>
    <style:style style:name="Sehr_20_Hoch" style:display-name="Sehr Hoch" style:family="table-cell" style:parent-style-name="Default">
      <style:table-cell-properties fo:background-color="#ff0000"/>
    </style:style>
    <style:style style:name="MittelPrio" style:family="table-cell" style:parent-style-name="Mittel">
      <style:table-cell-properties fo:background-color="#ff6600"/>
    </style:style>
    <style:style style:name="HochPrio" style:family="table-cell" style:parent-style-name="Hoch">
      <style:table-cell-properties fo:background-color="#ff0000"/>
    </style:style>
    <style:style style:name="Bug" style:family="table-cell" style:parent-style-name="Default">
      <style:table-cell-properties fo:background-color="#ff0000"/>
    </style:style>
    <style:style style:name="Aufgabe" style:family="table-cell" style:parent-style-name="Default">
      <style:table-cell-properties fo:background-color="#00ccff"/>
    </style:style>
    <style:style style:name="Feature" style:family="table-cell" style:parent-style-name="Default">
      <style:table-cell-properties fo:background-color="#0066ff"/>
    </style:style>
    <style:style style:name="Feature2" style:family="table-cell" style:parent-style-name="Default">
      <style:table-cell-properties fo:background-color="#00cc33"/>
    </style:style>
    <style:style style:name="NiedrigPrio" style:family="table-cell" style:parent-style-name="Niedrig">
      <style:table-cell-properties fo:background-color="#00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cm" fo:margin-bottom="3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6">06.08.2021</text:date>, <text:time>15:01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6T15:01:35.16</dc:date>
    <meta:generator>OpenOffice/4.1.2$Win32 OpenOffice.org_project/412m3$Build-9782</meta:generator>
    <meta:editing-duration>PT10H10M10S</meta:editing-duration>
    <meta:editing-cycles>30</meta:editing-cycles>
    <meta:document-statistic meta:table-count="1" meta:cell-count="563" meta:object-count="0"/>
  </office:meta>
</office:document-meta>
</file>